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E000000CEDF0FBA5BDD411CC9.png" manifest:media-type="image/png"/>
  <manifest:file-entry manifest:full-path="Pictures/10000000000001F200000111F755CA1FDC59522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3.175cm" svg:height="7.222cm" svg:x="-2.2cm" svg:y="4.478cm">
          <draw:image xlink:href="Pictures/10000000000001F200000111F755CA1FDC59522B.png" xlink:type="simple" xlink:show="embed" xlink:actuate="onLoad" draw:mime-type="image/png">
            <text:p/>
          </draw:image>
        </draw:frame>
        <draw:frame draw:style-name="gr1" draw:text-style-name="P1" draw:layer="layout" svg:width="17.726cm" svg:height="5.449cm" svg:x="-2.526cm" svg:y="12.9cm">
          <draw:image xlink:href="Pictures/100000000000029E000000CEDF0FBA5BDD411CC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Vladimir Robles-Bykbaev</meta:initial-creator>
    <meta:creation-date>2022-04-11T13:04:25.488981867</meta:creation-date>
    <dc:date>2022-04-11T13:05:20.540091283</dc:date>
    <dc:creator>Vladimir Robles-Bykbaev</dc:creator>
    <meta:editing-duration>PT56S</meta:editing-duration>
    <meta:editing-cycles>1</meta:editing-cycles>
    <meta:generator>LibreOffice/7.3.1.3$Linux_X86_64 LibreOffice_project/30$Build-3</meta:generator>
    <meta:document-statistic meta:object-count="2"/>
  </office:meta>
</office:document-meta>
</file>